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officeooo:rsid="0010eac0" officeooo:paragraph-rsid="000510fc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normal" officeooo:rsid="000d2e97" officeooo:paragraph-rsid="000a2fa2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d2e97" officeooo:paragraph-rsid="0019c14e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9c14e" officeooo:paragraph-rsid="0019c14e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officeooo:rsid="000d2e97" officeooo:paragraph-rsid="000510fc" style:font-size-asian="14pt" style:font-size-complex="14pt"/>
    </style:style>
    <style:style style:name="P6" style:family="paragraph" style:parent-style-name="Standard">
      <style:text-properties fo:font-size="14pt" officeooo:rsid="000d2e97" officeooo:paragraph-rsid="000a2fa2" style:font-size-asian="14pt" style:font-size-complex="14pt"/>
    </style:style>
    <style:style style:name="P7" style:family="paragraph" style:parent-style-name="Standard">
      <style:text-properties fo:font-size="14pt" officeooo:rsid="000d2e97" officeooo:paragraph-rsid="001ee1df" style:font-size-asian="14pt" style:font-size-complex="14pt"/>
    </style:style>
    <style:style style:name="P8" style:family="paragraph" style:parent-style-name="Standard">
      <style:text-properties fo:font-size="14pt" officeooo:rsid="000cd1e1" officeooo:paragraph-rsid="000cd1e1" style:font-size-asian="14pt" style:font-size-complex="14pt"/>
    </style:style>
    <style:style style:name="P9" style:family="paragraph" style:parent-style-name="Standard">
      <style:text-properties fo:font-size="14pt" officeooo:rsid="000cd1e1" officeooo:paragraph-rsid="00107967" style:font-size-asian="14pt" style:font-size-complex="14pt"/>
    </style:style>
    <style:style style:name="P10" style:family="paragraph" style:parent-style-name="Standard">
      <style:text-properties fo:font-size="14pt" officeooo:rsid="000cd1e1" officeooo:paragraph-rsid="0011b3d9" style:font-size-asian="14pt" style:font-size-complex="14pt"/>
    </style:style>
    <style:style style:name="P11" style:family="paragraph" style:parent-style-name="Standard">
      <style:text-properties fo:font-size="14pt" officeooo:rsid="000cd1e1" officeooo:paragraph-rsid="00174269" style:font-size-asian="14pt" style:font-size-complex="14pt"/>
    </style:style>
    <style:style style:name="P12" style:family="paragraph" style:parent-style-name="Standard">
      <style:text-properties fo:font-size="14pt" officeooo:rsid="000cd1e1" officeooo:paragraph-rsid="001aff1e" style:font-size-asian="14pt" style:font-size-complex="14pt"/>
    </style:style>
    <style:style style:name="P13" style:family="paragraph" style:parent-style-name="Standard">
      <style:text-properties fo:font-size="14pt" officeooo:rsid="00190f28" officeooo:paragraph-rsid="00190f28" style:font-size-asian="14pt" style:font-size-complex="14pt"/>
    </style:style>
    <style:style style:name="P14" style:family="paragraph" style:parent-style-name="Standard">
      <style:text-properties fo:font-size="14pt" officeooo:rsid="00190f28" officeooo:paragraph-rsid="0019c14e" style:font-size-asian="14pt" style:font-size-complex="14pt"/>
    </style:style>
    <style:style style:name="P15" style:family="paragraph" style:parent-style-name="Standard">
      <style:text-properties fo:font-size="14pt" officeooo:rsid="000d2e97" officeooo:paragraph-rsid="001b165c" fo:background-color="#ffff00" style:font-size-asian="14pt" style:font-size-complex="14pt"/>
    </style:style>
    <style:style style:name="P16" style:family="paragraph" style:parent-style-name="Standard">
      <style:text-properties fo:font-size="14pt" officeooo:rsid="000893a2" officeooo:paragraph-rsid="001ee1df" fo:background-color="#ffff00" style:font-size-asian="14pt" style:font-size-complex="14pt"/>
    </style:style>
    <style:style style:name="P17" style:family="paragraph" style:parent-style-name="Standard">
      <style:text-properties fo:font-size="14pt" officeooo:rsid="0013291f" officeooo:paragraph-rsid="001aff1e" fo:background-color="#ffff00" style:font-size-asian="14pt" style:font-size-complex="14pt"/>
    </style:style>
    <style:style style:name="P18" style:family="paragraph" style:parent-style-name="Standard">
      <style:text-properties fo:font-size="14pt" officeooo:rsid="001d7aea" officeooo:paragraph-rsid="001d7aea" fo:background-color="#ffff00" style:font-size-asian="14pt" style:font-size-complex="14pt"/>
    </style:style>
    <style:style style:name="P19" style:family="paragraph" style:parent-style-name="Standard">
      <style:text-properties officeooo:rsid="000893a2" officeooo:paragraph-rsid="001b165c" fo:background-color="#ffff00"/>
    </style:style>
    <style:style style:name="P20" style:family="paragraph" style:parent-style-name="Standard">
      <style:text-properties officeooo:rsid="001d7aea" officeooo:paragraph-rsid="001d7aea" fo:background-color="#ffff00"/>
    </style:style>
    <style:style style:name="P21" style:family="paragraph" style:parent-style-name="Standard">
      <style:text-properties officeooo:rsid="000893a2" officeooo:paragraph-rsid="001c00b4"/>
    </style:style>
    <style:style style:name="P22" style:family="paragraph" style:parent-style-name="Standard">
      <style:text-properties officeooo:paragraph-rsid="001ee1df"/>
    </style:style>
    <style:style style:name="P23" style:family="paragraph" style:parent-style-name="Text_20_body">
      <style:text-properties fo:font-size="14pt" fo:font-weight="normal" officeooo:rsid="001d437f" officeooo:paragraph-rsid="0006b81f" style:font-weight-asian="normal" style:font-weight-complex="normal"/>
    </style:style>
    <style:style style:name="P24" style:family="paragraph" style:parent-style-name="Text_20_body">
      <style:text-properties fo:font-size="14pt" fo:font-weight="normal" officeooo:rsid="001af089" officeooo:paragraph-rsid="0001da95" style:font-weight-asian="normal" style:font-weight-complex="normal"/>
    </style:style>
    <style:style style:name="P25" style:family="paragraph" style:parent-style-name="Text_20_body">
      <style:text-properties officeooo:paragraph-rsid="000ebd4c"/>
    </style:style>
    <style:style style:name="P26" style:family="paragraph" style:parent-style-name="Text_20_body">
      <style:text-properties fo:font-size="13pt" officeooo:paragraph-rsid="000ebd4c" style:font-size-asian="13pt" style:font-size-complex="13pt"/>
    </style:style>
    <style:style style:name="P27" style:family="paragraph" style:parent-style-name="Text_20_body">
      <style:paragraph-properties fo:background-color="transparent">
        <style:background-image/>
      </style:paragraph-properties>
      <style:text-properties officeooo:paragraph-rsid="0006b81f"/>
    </style:style>
    <style:style style:name="T1" style:family="text">
      <style:text-properties fo:font-size="14pt" fo:font-weight="normal" officeooo:rsid="001af089" style:font-weight-asian="normal" style:font-weight-complex="normal"/>
    </style:style>
    <style:style style:name="T2" style:family="text">
      <style:text-properties fo:font-size="14pt" fo:font-weight="normal" officeooo:rsid="0001da95" style:font-weight-asian="normal" style:font-weight-complex="normal"/>
    </style:style>
    <style:style style:name="T3" style:family="text">
      <style:text-properties fo:font-size="14pt" fo:font-weight="normal" officeooo:rsid="001bb1ab" style:font-weight-asian="normal" style:font-weight-complex="normal"/>
    </style:style>
    <style:style style:name="T4" style:family="text">
      <style:text-properties fo:font-size="14pt" fo:font-weight="normal" officeooo:rsid="001b66b8" fo:background-color="transparent" loext:char-shading-value="0" style:font-weight-asian="normal" style:font-weight-complex="normal"/>
    </style:style>
    <style:style style:name="T5" style:family="text">
      <style:text-properties fo:font-size="14pt" fo:font-weight="normal" officeooo:rsid="001af089" fo:background-color="transparent" loext:char-shading-value="0" style:font-weight-asian="normal" style:font-weight-complex="normal"/>
    </style:style>
    <style:style style:name="T6" style:family="text">
      <style:text-properties fo:font-size="14pt" fo:font-weight="normal" officeooo:rsid="0006b81f" fo:background-color="transparent" loext:char-shading-value="0" style:font-weight-asian="normal" style:font-weight-complex="normal"/>
    </style:style>
    <style:style style:name="T7" style:family="text">
      <style:text-properties fo:font-size="14pt" fo:font-weight="normal" officeooo:rsid="00077463" fo:background-color="transparent" loext:char-shading-value="0" style:font-weight-asian="normal" style:font-weight-complex="normal"/>
    </style:style>
    <style:style style:name="T8" style:family="text">
      <style:text-properties fo:font-size="14pt" officeooo:rsid="000c250d" style:font-size-asian="14pt" style:font-size-complex="14pt"/>
    </style:style>
    <style:style style:name="T9" style:family="text">
      <style:text-properties fo:font-size="14pt" officeooo:rsid="001b165c" style:font-size-asian="14pt" style:font-size-complex="14pt"/>
    </style:style>
    <style:style style:name="T10" style:family="text">
      <style:text-properties fo:font-size="14pt" officeooo:rsid="0011e040" style:font-size-asian="14pt" style:font-size-complex="14pt"/>
    </style:style>
    <style:style style:name="T11" style:family="text">
      <style:text-properties fo:font-size="14pt" officeooo:rsid="001d7aea" style:font-size-asian="14pt" style:font-size-complex="14pt"/>
    </style:style>
    <style:style style:name="T12" style:family="text">
      <style:text-properties fo:font-size="14pt" officeooo:rsid="000893a2" style:font-size-asian="14pt" style:font-size-complex="14pt"/>
    </style:style>
    <style:style style:name="T13" style:family="text">
      <style:text-properties fo:font-size="14pt" fo:font-weight="bold" officeooo:rsid="0006b81f" fo:background-color="transparent" loext:char-shading-value="0" style:font-weight-asian="bold" style:font-weight-complex="bold"/>
    </style:style>
    <style:style style:name="T14" style:family="text">
      <style:text-properties fo:font-size="14pt" fo:font-weight="bold" officeooo:rsid="000b369c" fo:background-color="transparent" loext:char-shading-value="0" style:font-weight-asian="bold" style:font-weight-complex="bold"/>
    </style:style>
    <style:style style:name="T15" style:family="text">
      <style:text-properties fo:font-size="14pt" fo:font-weight="bold" officeooo:rsid="0001da95" style:font-weight-asian="bold" style:font-weight-complex="bold"/>
    </style:style>
    <style:style style:name="T16" style:family="text">
      <style:text-properties fo:font-size="14pt" fo:background-color="transparent" loext:char-shading-value="0" style:font-size-asian="14pt" style:font-size-complex="14pt"/>
    </style:style>
    <style:style style:name="T17" style:family="text">
      <style:text-properties fo:font-size="14pt" officeooo:rsid="000c250d" fo:background-color="transparent" loext:char-shading-value="0" style:font-size-asian="14pt" style:font-size-complex="14pt"/>
    </style:style>
    <style:style style:name="T18" style:family="text">
      <style:text-properties fo:font-size="14pt" officeooo:rsid="001d7aea" fo:background-color="transparent" loext:char-shading-value="0" style:font-size-asian="14pt" style:font-size-complex="14pt"/>
    </style:style>
    <style:style style:name="T19" style:family="text">
      <style:text-properties fo:font-size="14pt" officeooo:rsid="000893a2" fo:background-color="transparent" loext:char-shading-value="0" style:font-size-asian="14pt" style:font-size-complex="14pt"/>
    </style:style>
    <style:style style:name="T20" style:family="text">
      <style:text-properties fo:font-size="14pt" fo:background-color="#e6ecf9" loext:char-shading-value="0" style:font-size-asian="14pt" style:font-size-complex="14pt"/>
    </style:style>
    <style:style style:name="T21" style:family="text">
      <style:text-properties fo:background-color="#ffff00" loext:char-shading-value="0"/>
    </style:style>
    <style:style style:name="T22" style:family="text">
      <style:text-properties officeooo:rsid="0001da95" fo:background-color="#ffff00" loext:char-shading-value="0"/>
    </style:style>
    <style:style style:name="T23" style:family="text">
      <style:text-properties officeooo:rsid="000b369c" fo:background-color="#ffff00" loext:char-shading-value="0"/>
    </style:style>
    <style:style style:name="T24" style:family="text">
      <style:text-properties officeooo:rsid="00126651" fo:background-color="#ffff00" loext:char-shading-value="0"/>
    </style:style>
    <style:style style:name="T25" style:family="text">
      <style:text-properties officeooo:rsid="00220a5d" fo:background-color="#ffff00" loext:char-shading-value="0"/>
    </style:style>
    <style:style style:name="T26" style:family="text">
      <style:text-properties officeooo:rsid="000ffc0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0ffc0d" style:font-weight-asian="bold" style:font-weight-complex="bold"/>
    </style:style>
    <style:style style:name="T29" style:family="text">
      <style:text-properties fo:font-weight="bold" officeooo:rsid="000a2fa2" style:font-weight-asian="bold" style:font-weight-complex="bold"/>
    </style:style>
    <style:style style:name="T30" style:family="text">
      <style:text-properties fo:font-weight="bold" officeooo:rsid="00174269" style:font-weight-asian="bold" style:font-weight-complex="bold"/>
    </style:style>
    <style:style style:name="T31" style:family="text">
      <style:text-properties fo:font-weight="bold" officeooo:rsid="00107967" style:font-weight-asian="bold" style:font-weight-complex="bold"/>
    </style:style>
    <style:style style:name="T32" style:family="text">
      <style:text-properties fo:font-weight="bold" officeooo:rsid="0014ca47" style:font-weight-asian="bold" style:font-weight-complex="bold"/>
    </style:style>
    <style:style style:name="T33" style:family="text">
      <style:text-properties fo:font-weight="bold" officeooo:rsid="00203061" style:font-weight-asian="bold" style:font-weight-complex="bold"/>
    </style:style>
    <style:style style:name="T34" style:family="text">
      <style:text-properties fo:font-weight="bold" officeooo:rsid="0011b3d9" style:font-weight-asian="bold" style:font-weight-complex="bold"/>
    </style:style>
    <style:style style:name="T35" style:family="text">
      <style:text-properties fo:font-size="13pt" fo:font-weight="bold" officeooo:rsid="001b66b8" fo:background-color="transparent" loext:char-shading-value="0" style:font-size-asian="13pt" style:font-weight-asian="bold" style:font-size-complex="13pt" style:font-weight-complex="bold"/>
    </style:style>
    <style:style style:name="T36" style:family="text">
      <style:text-properties fo:font-size="13pt" fo:font-weight="bold" style:font-size-asian="13pt" style:font-weight-asian="bold" style:font-size-complex="13pt" style:font-weight-complex="bold"/>
    </style:style>
    <style:style style:name="T37" style:family="text">
      <style:text-properties officeooo:rsid="000a2fa2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0a2fa2" style:font-weight-asian="normal" style:font-weight-complex="normal"/>
    </style:style>
    <style:style style:name="T40" style:family="text">
      <style:text-properties officeooo:rsid="000d2e97"/>
    </style:style>
    <style:style style:name="T41" style:family="text">
      <style:text-properties officeooo:rsid="000d7188"/>
    </style:style>
    <style:style style:name="T42" style:family="text">
      <style:text-properties officeooo:rsid="000ebd4c"/>
    </style:style>
    <style:style style:name="T43" style:family="text">
      <style:text-properties officeooo:rsid="00107967"/>
    </style:style>
    <style:style style:name="T44" style:family="text">
      <style:text-properties officeooo:rsid="0011b3d9"/>
    </style:style>
    <style:style style:name="T45" style:family="text">
      <style:text-properties officeooo:rsid="0011e040"/>
    </style:style>
    <style:style style:name="T46" style:family="text">
      <style:text-properties officeooo:rsid="00174269"/>
    </style:style>
    <style:style style:name="T47" style:family="text">
      <style:text-properties officeooo:rsid="00190f28"/>
    </style:style>
    <style:style style:name="T48" style:family="text">
      <style:text-properties officeooo:rsid="0019c14e"/>
    </style:style>
    <style:style style:name="T49" style:family="text">
      <style:text-properties fo:background-color="transparent" loext:char-shading-value="0"/>
    </style:style>
    <style:style style:name="T50" style:family="text">
      <style:text-properties officeooo:rsid="000c250d" fo:background-color="transparent" loext:char-shading-value="0"/>
    </style:style>
    <style:style style:name="T51" style:family="text">
      <style:text-properties officeooo:rsid="001b165c" fo:background-color="transparent" loext:char-shading-value="0"/>
    </style:style>
    <style:style style:name="T52" style:family="text">
      <style:text-properties officeooo:rsid="001d7aea" fo:background-color="transparent" loext:char-shading-value="0"/>
    </style:style>
    <style:style style:name="T53" style:family="text">
      <style:text-properties officeooo:rsid="001aff1e"/>
    </style:style>
    <style:style style:name="T54" style:family="text">
      <style:text-properties fo:background-color="#e6ecf9" loext:char-shading-value="0"/>
    </style:style>
    <style:style style:name="T55" style:family="text">
      <style:text-properties officeooo:rsid="001ee1df"/>
    </style:style>
    <style:style style:name="T56" style:family="text">
      <style:text-properties officeooo:rsid="00203061"/>
    </style:style>
    <style:style style:name="T57" style:family="text">
      <style:text-properties officeooo:rsid="00220a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25">1 - </text:span><text:span text:style-name="T21">“ </text:span><text:span text:style-name="T23">Brückentage</text:span><text:span text:style-name="T21"> am </text:span><text:span text:style-name="T22">Caldonazzos</text:span><text:span text:style-name="T21">ee “ </text:span></text:p>
      <text:p text:style-name="P27"><text:span text:style-name="T4"><text:s/></text:span><text:span text:style-name="T13">Im</text:span><text:span text:style-name="T35"> </text:span><text:span text:style-name="T36">Frühling</text:span> <text:span text:style-name="T4">nutz die </text:span><text:span text:style-name="T14">Brückentage</text:span><text:span text:style-name="T5"> am Be</text:span><text:span text:style-name="T6">stem</text:span></text:p>
      <text:p text:style-name="P27"><text:span text:style-name="T7">und </text:span><text:span text:style-name="T6">g</text:span><text:span text:style-name="T2">eniesse einen </text:span><text:span text:style-name="T15">Kurzen Urlaub direkt am See</text:span></text:p>
      <text:p text:style-name="P25"><text:span text:style-name="T1"><text:s/></text:span><text:span text:style-name="T3">4 Tage am Camping geniessen = <text:s/>3 </text:span><text:span text:style-name="T1">Nächte</text:span><text:span text:style-name="T3"> bezahlen</text:span></text:p>
      <text:p text:style-name="P26"><text:s/><text:span text:style-name="T42">D</text:span>ie Abfahrt vom Campingplatz <text:span text:style-name="T42">kann </text:span>ohne Zusatzkosten bis 20.00 Uhr erfolgen - anstatt um 1<text:span text:style-name="T42">1</text:span>.00 Uhr – so können Sie noch den ganzen Tag geniessen.</text:p>
      <text:p text:style-name="P24"/>
      <text:p text:style-name="P19"><text:span text:style-name="T57">2 - </text:span><text:s/>“PFINGSTEN, <text:span text:style-name="T10">LUST AUF URLAUB”</text:span> </text:p>
      <text:p text:style-name="P20">Schwimmen, Wandern, Radfahren und viel mehr</text:p>
      <text:p text:style-name="P21"><text:span text:style-name="T17"><text:s/></text:span><text:span text:style-name="T16"><text:s/></text:span></text:p>
      <text:p text:style-name="P22"><text:span text:style-name="T19"><text:s/></text:span><text:span text:style-name="T18">Buch </text:span><text:span text:style-name="T20">frühzeitig </text:span><text:span text:style-name="T18">deine</text:span><text:span text:style-name="T12"> </text:span><text:span text:style-name="Strong_20_Emphasis"><text:span text:style-name="T12">Familienurlaub </text:span></text:span><text:span text:style-name="Strong_20_Emphasis"><text:span text:style-name="T11">bei Camping Punta Indiani</text:span></text:span><text:span text:style-name="Strong_20_Emphasis"><text:span text:style-name="T12"> </text:span></text:span><text:span text:style-name="Strong_20_Emphasis"><text:span text:style-name="T8">direkt </text:span></text:span><text:span text:style-name="Strong_20_Emphasis"><text:span text:style-name="T12">am </text:span></text:span><text:span text:style-name="Strong_20_Emphasis"><text:span text:style-name="T9">Caldonazzo</text:span></text:span><text:span text:style-name="Strong_20_Emphasis"><text:span text:style-name="T12">S</text:span></text:span><text:span text:style-name="Strong_20_Emphasis"><text:span text:style-name="T8">ee</text:span></text:span><text:span text:style-name="T12">!</text:span></text:p>
      <text:p text:style-name="P7"><text:s/></text:p>
      <text:p text:style-name="P7"><text:s/>von <text:span text:style-name="T28">25</text:span><text:span text:style-name="Strong_20_Emphasis"><text:span text:style-name="T27">.05</text:span></text:span><text:span text:style-name="Strong_20_Emphasis"> </text:span>bis <text:span text:style-name="Strong_20_Emphasis">1</text:span><text:span text:style-name="Strong_20_Emphasis"><text:span text:style-name="T26">8</text:span></text:span><text:span text:style-name="Strong_20_Emphasis">.0</text:span><text:span text:style-name="Strong_20_Emphasis"><text:span text:style-name="T26">6</text:span></text:span>  </text:p>
      <text:p text:style-name="P5"><text:span text:style-name="T27"><text:s/></text:span><text:span text:style-name="T33">2 Personen</text:span><text:span text:style-name="T27"> </text:span><text:span text:style-name="T32">ab euro 150. pro Woche</text:span></text:p>
      <text:p text:style-name="P13"><text:s text:c="3"/><text:span text:style-name="T48">inkl. 2 Personen und Standplatz</text:span></text:p>
      <text:p text:style-name="P13"><text:s text:c="2"/>Kind extra ( 2 - 12 Jahre) = + 42 euro pro Woche</text:p>
      <text:p text:style-name="P5"><text:span text:style-name="T47"><text:s text:c="2"/>Erwachsene extra (&lt;12 Jahre) = + </text:span><text:s/><text:span text:style-name="T47">70 euro pro Woche</text:span></text:p>
      <text:p text:style-name="P8"/>
      <text:p text:style-name="P8">+ <text:span text:style-name="T40">Trentino Guest Card kostenlos!</text:span></text:p>
      <text:p text:style-name="P9"><text:span text:style-name="T43">G</text:span>ü<text:span text:style-name="T43">ltig f</text:span>ür Buchungen <text:s/>die vor<text:span text:style-name="Strong_20_Emphasis"> 31. </text:span><text:span text:style-name="Strong_20_Emphasis"><text:span text:style-name="T41">Maerz</text:span></text:span><text:span text:style-name="Strong_20_Emphasis"> 2017 </text:span>bestätigt werden.</text:p>
      <text:p text:style-name="P1"/>
      <text:p text:style-name="P1"/>
      <text:p text:style-name="P15"><text:span text:style-name="T57">3 - </text:span>“<text:span text:style-name="T45">JULY <text:s/>AM CALDONAZZOSEE” </text:span></text:p>
      <text:p text:style-name="P18">Schwimmen, Wandern, Radfahren und viel mehr</text:p>
      <text:p text:style-name="P16"><text:span text:style-name="T49"><text:s/></text:span><text:span text:style-name="T52">Buch </text:span><text:span text:style-name="T54">frühzeitig </text:span><text:span text:style-name="T52">deine</text:span><text:span text:style-name="T49"> </text:span><text:span text:style-name="Strong_20_Emphasis"><text:span text:style-name="T49">Familienurlaub </text:span></text:span><text:span text:style-name="Strong_20_Emphasis"><text:span text:style-name="T52">bei Camping Punta Indiani</text:span></text:span><text:span text:style-name="Strong_20_Emphasis"><text:span text:style-name="T49"> </text:span></text:span><text:span text:style-name="Strong_20_Emphasis"><text:span text:style-name="T50">direkt </text:span></text:span><text:span text:style-name="Strong_20_Emphasis"><text:span text:style-name="T49">am </text:span></text:span><text:span text:style-name="Strong_20_Emphasis"><text:span text:style-name="T51">Caldonazzo</text:span></text:span><text:span text:style-name="Strong_20_Emphasis"><text:span text:style-name="T49">S</text:span></text:span><text:span text:style-name="Strong_20_Emphasis"><text:span text:style-name="T50">ee</text:span></text:span><text:span text:style-name="T49">! </text:span></text:p>
      <text:p text:style-name="P6"/>
      <text:p text:style-name="P6">von <text:span text:style-name="T29">07</text:span><text:span text:style-name="Strong_20_Emphasis"><text:span text:style-name="T27">.0</text:span></text:span><text:span text:style-name="Strong_20_Emphasis"><text:span text:style-name="T29">7</text:span></text:span><text:span text:style-name="Strong_20_Emphasis"> </text:span>bis <text:span text:style-name="T29">21</text:span><text:span text:style-name="Strong_20_Emphasis">.0</text:span><text:span text:style-name="Strong_20_Emphasis"><text:span text:style-name="T37">7</text:span></text:span>  </text:p>
      <text:p text:style-name="P6"/>
      <text:p text:style-name="P6"><text:span text:style-name="T27"><text:s text:c="2"/></text:span><text:span text:style-name="T33">2 Personen</text:span> <text:span text:style-name="T32">ab euro 250. pro Woche</text:span></text:p>
      <text:p text:style-name="P4">inkl. 2 Personen und Standplatz</text:p>
      <text:p text:style-name="P14"><text:s/>Kind extra ( 2 - 12 Jahre) = + 42 euro pro Woche</text:p>
      <text:p text:style-name="P3"><text:span text:style-name="T47"><text:s/>Erwachsene extra (&lt;12 Jahre) = + </text:span><text:s/><text:span text:style-name="T47">70 euro pro Woche</text:span></text:p>
      <text:p text:style-name="P6"/>
      <text:p text:style-name="P6"><text:span text:style-name="T39">+ </text:span><text:span text:style-name="T38">Trentino Guest Card kostenlos!</text:span></text:p>
      <text:p text:style-name="P12"><text:span text:style-name="T43">G</text:span>ü<text:span text:style-name="T43">ltig f</text:span>ür Buchungen <text:s/>die vor<text:span text:style-name="Strong_20_Emphasis"> 31. </text:span><text:span text:style-name="Strong_20_Emphasis"><text:span text:style-name="T41">Maerz</text:span></text:span><text:span text:style-name="Strong_20_Emphasis"> 2017 </text:span>bestätigt werden.</text:p>
      <text:p text:style-name="P9"/>
      <text:p text:style-name="P9"/>
      <text:p text:style-name="P9"><text:span text:style-name="T25">4 - </text:span><text:span text:style-name="T21">“</text:span><text:span text:style-name="T24">EINFACH RAD UND ZELT”</text:span></text:p>
      <text:p text:style-name="P17"><text:s text:c="2"/><text:span text:style-name="T43">für e</text:span>in<text:span text:style-name="T53">en</text:span> Fahrrad Urlaub in Verbindung mit der Natur </text:p>
      <text:p text:style-name="P10"><text:soft-page-break/><text:span text:style-name="T55">Einzeln oder in der Gruppe, </text:span>Anreisenden mit Fahrrad und <text:span text:style-name="T44">Kleines </text:span>Zelt zahlen <text:s text:c="2"/>IMMER (Hoch-und Nebensaison) nur <text:span text:style-name="T34">euro </text:span><text:span text:style-name="T27">9.00 am Tag</text:span>,</text:p>
      <text:p text:style-name="P11">Inkl. <text:s/><text:span text:style-name="T44">1 Person + Fahrrad, 1 Kleines Zelt</text:span> (kein Strom), <text:span text:style-name="T44">Warme Dusche</text:span></text:p>
      <text:p text:style-name="P11"><text:span text:style-name="T30">Angebote g</text:span><text:span text:style-name="T27">ü</text:span><text:span text:style-name="T31">ltig auch f</text:span><text:span text:style-name="T27">ür </text:span><text:span text:style-name="T30">Radgruppen</text:span><text:span text:style-name="T46"> <text:s/></text:span><text:line-break/> </text:p>
      <text:p text:style-name="P9"/>
      <text:p text:style-name="P9">Se viaggi con bici e tendina paghi SEMPRE (alta e bassa stagione) solo <text:span text:style-name="T46">euro </text:span>9. al giorno tutto incluso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9:38:09.133396274</meta:creation-date>
    <meta:generator>LibreOffice/4.2.8.2$Linux_X86_64 LibreOffice_project/420m0$Build-2</meta:generator>
    <dc:date>2016-11-15T07:54:47.538914251</dc:date>
    <meta:editing-duration>PT9H32M32S</meta:editing-duration>
    <meta:editing-cycles>23</meta:editing-cycles>
    <meta:print-date>2016-11-15T06:39:01.728514301</meta:print-date>
    <meta:document-statistic meta:table-count="0" meta:image-count="0" meta:object-count="0" meta:page-count="2" meta:paragraph-count="33" meta:word-count="279" meta:character-count="1638" meta:non-whitespace-character-count="1342"/>
  </office:meta>
</office:document-meta>
</file>